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2" draw:text-style-name="P2" svg:width="5.187cm" svg:height="2.408cm" svg:x="2.605cm" svg:y="3.955cm"><text:p text:style-name="P2"><text:s/>n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4" draw:text-style-name="P2" svg:width="6.377cm" svg:height="1.377cm" svg:x="1.124cm" svg:y="13.136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4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1" draw:style-name="gr12" draw:text-style-name="P2" svg:width="5.187cm" svg:height="2.408cm" svg:x="2.346cm" svg:y="7.606cm"><text:p text:style-name="P2">For i in range(n):</text:p><text:p text:style-name="P2">Print(recur_fibo(i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2" draw:style-name="gr12" draw:text-style-name="P2" svg:width="5.187cm" svg:height="2.408cm" svg:x="9.511cm" svg:y="9.828cm"><text:p text:style-name="P2"><text:s/>def recur_fibo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_0" draw:style-name="gr13" draw:text-style-name="P2" svg:width="5.028cm" svg:height="2.726cm" svg:x="9.299cm" svg:y="13.61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1_3" draw:style-name="gr12" draw:text-style-name="P2" svg:width="5.187cm" svg:height="2.408cm" svg:x="6.759cm" svg:y="17.856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4" draw:style-name="gr12" draw:text-style-name="P2" svg:width="5.187cm" svg:height="2.408cm" svg:x="12.331cm" svg:y="18.041cm"><text:p text:style-name="P2">return recur_fibo(n-1) + </text:p><text:p text:style-name="P2">recur_fibo(n-2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11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10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7" draw:style-name="gr9" svg:width="0.292cm" svg:height="1.43cm" svg:x="11.675cm" svg:y="12.2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8" draw:style-name="gr8" svg:width="0.366cm" svg:height="2.869cm" svg:x="9.114cm" svg:y="15.0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9" draw:style-name="gr7" svg:width="0.366cm" svg:height="3.255cm" svg:x="14.115cm" svg:y="15.0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0" draw:style-name="gr6" svg:width="0.371cm" svg:height="1.086cm" svg:x="11.299cm" svg:y="8.7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2" draw:style-name="gr4" svg:width="4.001cm" svg:height="0.212cm" svg:x="7.527cm" svg:y="8.7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3" draw:style-name="gr3" svg:width="0.318cm" svg:height="6.732cm" svg:x="15.882cm" svg:y="11.3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4" draw:style-name="gr2" svg:width="1.345cm" svg:height="0.398cm" svg:x="14.697cm" svg:y="11.0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8" draw:name="Shape16" draw:style-name="gr1" draw:text-style-name="P1" svg:width="1.721cm" svg:height="0.742cm" svg:x="7.865cm" svg:y="8.32cm"><draw:text-box><text:p>False</text:p></draw:text-box></draw:frame><draw:frame text:anchor-type="paragraph" draw:z-index="19" draw:name="Shape15_0" draw:style-name="gr1" draw:text-style-name="P1" svg:width="0.821cm" svg:height="0.742cm" svg:x="9.32cm" svg:y="16.469cm"><draw:text-box><text:p>True</text:p></draw:text-box></draw:frame><draw:frame text:anchor-type="paragraph" draw:z-index="20" draw:name="Shape16_0" draw:style-name="gr1" draw:text-style-name="P1" svg:width="1.721cm" svg:height="0.742cm" svg:x="13.025cm" svg:y="16.337cm"><draw:text-box><text:p>False</text:p></draw:text-box></draw:frame><draw:custom-shape text:anchor-type="paragraph" draw:z-index="14" draw:name="Shape11" draw:style-name="gr5" svg:width="0.371cm" svg:height="3.176cm" svg:x="4.426cm" svg:y="1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7:58:55.247955378</meta:creation-date>
    <dc:date>2021-03-06T17:57:43.377062494</dc:date>
    <meta:editing-duration>PT2H10M46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